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e275" officeooo:paragraph-rsid="0001e2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melhor empresa do ramo de, antenas, sistemas de segurança, motores de portão de joão Pessoa-PB e região. Precisou de instalador de antenas chame a “wwantenas”</text:p>
      <text:p text:style-name="P1"/>
      <text:p text:style-name="P1"/>
      <text:p text:style-name="P1"/>
      <text:p text:style-name="P1">wwantenas, a mais rápida do mercado pois prezar muito pela agilidade de seus serviços, pois sabe se o cliente entrou em contato ele deseja que seu problema seja resolvido mais rápido possível.</text:p>
      <text:p text:style-name="P1"/>
      <text:p text:style-name="P1"/>
      <text:p text:style-name="P1">wwantenas, tem um foco especial na experiência do cliente, para que seja a melhor possível assim podendo gerar uma relação comercial duradoura e de confiança.</text:p>
      <text:p text:style-name="P1"/>
      <text:p text:style-name="P1"/>
      <text:p text:style-name="P1"/>
      <text:p text:style-name="P1">Os sistemas instalados pela wwantenas, são feitos com os melhores materiais e ótimos técnicos, por isso a wwantenas tem a confiança para dar a garantia de todo e qualquer sistema por ela instalado, seja ele de câmeras, antenas, etc. Vai ter um bom funcionamento. Três meses depois da instalação o técnico voltara para atestar o bom funcionamento.</text:p>
      <text:p text:style-name="P1"/>
      <text:p text:style-name="P1"/>
      <text:p text:style-name="P1"/>
      <text:p text:style-name="P1"/>
      <text:p text:style-name="P1">Temos os melhores técnicos antenistas do mercado</text:p>
      <text:p text:style-name="P1"/>
      <text:p text:style-name="P1">A mais rápida do mercado, chamou, na hora cheg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4:09:22.041240294</meta:creation-date>
    <dc:date>2020-04-15T14:18:55.747313260</dc:date>
    <meta:editing-duration>PT9M39S</meta:editing-duration>
    <meta:editing-cycles>1</meta:editing-cycles>
    <meta:document-statistic meta:table-count="0" meta:image-count="0" meta:object-count="0" meta:page-count="1" meta:paragraph-count="6" meta:word-count="156" meta:character-count="952" meta:non-whitespace-character-count="802"/>
    <meta:generator>LibreOffice/5.2.7.2$Linux_X86_64 LibreOffice_project/20m0$Build-2</meta:generator>
  </office:meta>
</office:document-meta>
</file>